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9f67" officeooo:paragraph-rsid="00159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nterface Design</text:p>
      <text:p text:style-name="P1">Prof. McMillan</text:p>
      <text:p text:style-name="P1"><text:s/></text:p>
      <text:p text:style-name="P1"><text:s text:c="12"/>The user interface is all the user will ever see of your system! <text:s/>A poor one will sink your entire project and a good one will make you rich, famous, and fulfilled. <text:s/>A good user interface should be:</text:p>
      <text:p text:style-name="P1"><text:s/></text:p>
      <text:p text:style-name="P1"><text:s text:c="12"/>Accessible: Users have different sensory and motor abilities. <text:s/>Your beautiful GUI interface should be usable by a visually impaired user employing a screen reader. <text:s/>This means that clear verbal labels should be available for all screen objects and navigation should be possible with the tab key. <text:s/>Don't rely solely on color to communicate something; the user may be color-blind. <text:s/>Similarly, sound should be accompanied by redundant information in another modality because users may be hearing-impaired or may be using the system in an environment that makes sound inconvenient. <text:s/>It should be possible to carry out all actions via the keyboard because some users may be unable to use a mouse. <text:s/>Try to avoid tiny clickable screen objects because some users have limited pointer control. <text:s/>Avoid complex or animated visual displays, such as elaborate wallpaper, clashing colors, or objects that zip around the screen, because some users have trouble parsing and tracking complex visual displays. <text:s/>In web interfaces, make sure the display resizes gracefully. <text:s/>(Many of these guidelines will help all users.)</text:p>
      <text:p text:style-name="P1"><text:s/></text:p>
      <text:p text:style-name="P1"><text:s text:c="12"/>Clearly Labeled: <text:s/>All displays need to be labeled with text, indicating what the data are, the units of measurement, and any other relevant information. <text:s/>When requesting information via prompts or labels of text boxes, make it clear what you are asking for. <text:s/>Provide words (via tool tips or labels) to accompany icons; without words they are often meaningless to people.</text:p>
      <text:p text:style-name="P1"><text:s/></text:p>
      <text:p text:style-name="P1"><text:s text:c="12"/>Consistent: <text:s/>Use a consistent style across different screens, menus, and contexts. <text:s/>If the cancel key normally appears at the left, don't start putting it on the right. <text:s/>If <text:s/>an error message is usually bordered in orange, don't turn it green. <text:s/>If a drop-down list box is used for selecting a season of the year, use one for the month. <text:s/>If the tool bar has been at the top of the screen, don't move it capriciously to the bottom. <text:s/>If a particular tone means "error", don't use it for an alert about incoming mail. <text:s/>When creating standard menus such as File and Edit, arrange them similarly to those in common applications. <text:s/>Try in general to be consistent with common applications.</text:p>
      <text:p text:style-name="P1"><text:s/></text:p>
      <text:p text:style-name="P1"><text:s text:c="12"/>Simple: <text:s/>Unless you're writing some kind of game program, users are not using your system to be entertained by elaborate screens, sounds, menus, or animation.</text:p>
      <text:p text:style-name="P1"><text:s text:c="12"/>Use color and sound sparingly and tastefully. <text:s/>Bright colors, beeps, boops, and motion can be tiring and irritating.</text:p>
      <text:p text:style-name="P1"><text:s text:c="12"/>At each level of organization, keep the number of choices a user has to about 5..9. <text:s/>This "magic number" should limit the number of: overall screen regions, items in a menu (unless it is logically and visually sub-divided), tools in a single tool bar, buttons on a panel, text boxes on a form, and so on. <text:s/>An exception to this rule is a long list of similar items such as file names or colors.</text:p>
      <text:p text:style-name="P1"><text:s/></text:p>
      <text:p text:style-name="P1"><text:s text:c="12"/>Forgiving: <text:s/>Users will make errors. <text:s/>Try to prevent the entering of invalid data. <text:s/>If you get invalid data, don't crash, burn, or whimper. <text:s/>Try to explain to the user what the problem is and allow the data to be re-entered.</text:p>
      <text:p text:style-name="P1"><text:s/></text:p>
      <text:p text:style-name="P1"><text:s text:c="12"/>Efficient: <text:s/>When it doesn't conflict too badly with other guidelines, try to minimize the user's work, as measured by keystrokes, clicks, and displays viewed. <text:s/>One obvious way to do this is to not require the re-entering of information on a form when the user returns to it from a subsequent screen.</text:p>
      <text:p text:style-name="P1"><text:s/></text:p>
      <text:p text:style-name="P1"><text:s text:c="12"/>Cautious: <text:s/>Ask for confirmation of actions that will destroy information. <text:s/>Provide an undo <text:soft-page-break/>facility.</text:p>
      <text:p text:style-name="P1"><text:s/></text:p>
      <text:p text:style-name="P1"><text:s text:c="12"/>Familiar: <text:s/>Besides being consistent with other interfaces, you can make the interface <text:s/>familiar by casting information in terms of some subject the user already knows well. <text:s/>That is, create a metaphor that allows the user to map his or her existing knowledge onto the application. <text:s/>The desktop metaphor is the best-known. <text:s/>Another example might be a financial application that uses objects such as a bank vault, a security guard, and red ink. <text:s/>The risk here is in only incompletely following the metaphor, e.g., the dangerous habit one learns on the Mac of dragging a disk to the trash in order to eject it.</text:p>
      <text:p text:style-name="P1"><text:s/></text:p>
      <text:p text:style-name="P1"><text:s text:c="12"/>Direct: <text:s/>Nowadays, users are accustomed to direct manipulation of screen objects, e.g., dragging a name from a contact list to an email message, rotating graphical objects by "grabbing" them. <text:s/>This can add a lot of effort to creating an interface, but may make things much easier for users. <text:s/>(Just remember accessibility.)</text:p>
      <text:p text:style-name="P1"><text:s/></text:p>
      <text:p text:style-name="P1"><text:s text:c="12"/>Polite: <text:s/>When announcing an error or providing a warning, phrase your message tactfully and kindly. <text:s/>Messages like "ERROR! <text:s/>Abnormal input! <text:s/>Discontinuing action!" are unhelpful and rude.</text:p>
      <text:p text:style-name="P1"><text:s/></text:p>
      <text:p text:style-name="P1"><text:s text:c="12"/>Helpful: <text:s/>Besides being helpful in the ways suggested elsewhere in these guidelines, you should provide a help system. <text:s/>In any context, the user should be able to access at least a reference list of possible actions, screens, forms, or whatever. <text:s/>An entire hyper-linked help system is desirable (but becomes a whole system in its own right).</text:p>
      <text:p text:style-name="P1"><text:s/></text:p>
      <text:p text:style-name="P1"><text:s text:c="12"/>Navigable: <text:s/>Allow the user to determine where in the system he or she is and how to go elsewhere. <text:s/>This can be done by displaying a map or tree of the system contexts (usually screens) that highlights the current node, as long as the complexity doesn't get out of hand. <text:s/>Allow escape from the context via cancel, back, or a clear menu of locations. <text:s/>Allow quick transfers across the hierarchy of contexts, if possible. <text:s/>There is a tradeoff between this guideline and the one to be simple. <text:s/>If you limit choices at any point to 7 or so, you may have to have a "deep" graph of contexts. <text:s/>This makes it easier to get lost.</text:p>
      <text:p text:style-name="P1"><text:s/></text:p>
      <text:p text:style-name="P1">Exercises:</text:p>
      <text:p text:style-name="P1"><text:s text:c="12"/>1. Evaluate the user interface of a web site or program according to these guidelines.</text:p>
      <text:p text:style-name="P1"><text:s/></text:p>
      <text:p text:style-name="P1"><text:s text:c="12"/>2. Design a GUI for a gasoline pump at a filling station. <text:s/>Assume all information has to fit on a 17-inch screen, including pump number, ads for special offers on Coca-Cola, etc.</text:p>
      <text:p text:style-name="P1"><text:s/></text:p>
      <text:p text:style-name="P1"><text:s text:c="12"/>3. How can being efficient conflict with being direct and being simpl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9:47.805923000</meta:creation-date>
    <dc:date>2015-05-03T14:30:11.019282000</dc:date>
    <meta:editing-duration>PT23S</meta:editing-duration>
    <meta:editing-cycles>1</meta:editing-cycles>
    <meta:document-statistic meta:table-count="0" meta:image-count="0" meta:object-count="0" meta:page-count="2" meta:paragraph-count="37" meta:word-count="1026" meta:character-count="6327" meta:non-whitespace-character-count="5031"/>
    <meta:generator>LibreOffice/4.3.7.2$MacOSX_X86_64 LibreOffice_project/8a35821d8636a03b8bf4e15b48f59794652c68ba</meta:generator>
  </office:meta>
</office:document-meta>
</file>